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743cm" table:align="left" style:writing-mode="lr-tb"/>
    </style:style>
    <style:style style:name="Tabela4.A" style:family="table-column">
      <style:table-column-properties style:column-width="15.7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3" style:family="table">
      <style:table-properties style:width="15.743cm" table:align="left" style:writing-mode="lr-tb"/>
    </style:style>
    <style:style style:name="Tabela3.A" style:family="table-column">
      <style:table-column-properties style:column-width="15.74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743cm" table:align="left" style:writing-mode="lr-tb"/>
    </style:style>
    <style:style style:name="Tabela6.A" style:family="table-column">
      <style:table-column-properties style:column-width="15.7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size="10pt" fo:font-weight="normal" officeooo:rsid="001c0c23" officeooo:paragraph-rsid="001de701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O-Normal">
      <style:paragraph-properties fo:line-height="100%"/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9" style:family="paragraph" style:parent-style-name="Espaço_5f_capa">
      <style:text-properties fo:font-size="36pt" fo:background-color="#ff0000" style:font-size-asian="36pt"/>
    </style:style>
    <style:style style:name="P10" style:family="paragraph" style:parent-style-name="campo1">
      <style:paragraph-properties fo:text-align="center" style:justify-single-word="false"/>
    </style:style>
    <style:style style:name="P11" style:family="paragraph" style:parent-style-name="Texto_20_tabela">
      <style:paragraph-properties fo:text-align="center" style:justify-single-word="false" style:snap-to-layout-grid="false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de701" officeooo:paragraph-rsid="001de701"/>
    </style:style>
    <style:style style:name="P13" style:family="paragraph" style:parent-style-name="Corpo_20_de_20_texto">
      <style:paragraph-properties fo:text-align="center" style:justify-single-word="false"/>
    </style:style>
    <style:style style:name="P14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5" style:family="paragraph" style:parent-style-name="LO-Normal3">
      <style:paragraph-properties fo:text-align="center" style:justify-single-word="false"/>
    </style:style>
    <style:style style:name="P16" style:family="paragraph" style:parent-style-name="LO-Normal3">
      <style:paragraph-properties fo:text-align="center" style:justify-single-word="false"/>
      <style:text-properties officeooo:paragraph-rsid="001de701"/>
    </style:style>
    <style:style style:name="P17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8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de701"/>
    </style:style>
    <style:style style:name="P19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20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21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de701"/>
    </style:style>
    <style:style style:name="P2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23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e2217"/>
    </style:style>
    <style:style style:name="P24" style:family="paragraph" style:parent-style-name="Heading_20_1" style:list-style-name="">
      <style:paragraph-properties fo:margin-left="0cm" fo:margin-right="0cm" fo:text-indent="0cm" style:auto-text-indent="false"/>
    </style:style>
    <style:style style:name="P25" style:family="paragraph" style:parent-style-name="Heading_20_1" style:list-style-name="WW8Num2">
      <style:paragraph-properties fo:margin-top="0.635cm" fo:margin-bottom="0.423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d5f2a" officeooo:paragraph-rsid="001de701" fo:hyphenate="false" fo:hyphenation-remain-char-count="2" fo:hyphenation-push-char-count="2"/>
    </style:style>
    <style:style style:name="P26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7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8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de701" style:font-weight-asian="normal" style:font-weight-complex="normal"/>
    </style:style>
    <style:style style:name="P29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30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3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e2217"/>
    </style:style>
    <style:style style:name="P3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33" style:family="paragraph" style:parent-style-name="Heading_20_2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paragraph-rsid="001e2217"/>
    </style:style>
    <style:style style:name="P34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de701"/>
    </style:style>
    <style:style style:name="P3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8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3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0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41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T1" style:family="text">
      <style:text-properties style:font-name-asian="Arial"/>
    </style:style>
    <style:style style:name="T2" style:family="text">
      <style:text-properties officeooo:rsid="001de701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de701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e2217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fd37e" style:font-size-asian="10pt" style:font-style-asian="normal" style:font-weight-asian="normal" style:font-name-complex="arial" style:font-size-complex="10pt"/>
    </style:style>
    <style:style style:name="T9" style:family="text">
      <style:text-properties fo:font-variant="normal" fo:text-transform="none" fo:color="#000000" style:font-name="arial" fo:font-size="10pt" fo:letter-spacing="normal" fo:font-style="normal" fo:font-weight="normal" officeooo:rsid="00207c4e" style:font-size-asian="10pt" style:font-style-asian="normal" style:font-weight-asian="normal" style:font-name-complex="arial" style:font-size-complex="10pt"/>
    </style:style>
    <style:style style:name="T10" style:family="text">
      <style:text-properties fo:font-size="15pt" style:font-name-asian="Arial" style:font-size-asian="15pt" style:font-size-complex="15pt"/>
    </style:style>
    <style:style style:name="T11" style:family="text">
      <style:text-properties fo:font-size="15pt" officeooo:rsid="0016d7d2" style:font-name-asian="Arial" style:font-size-asian="15pt" style:font-size-complex="15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style:font-name="Liberation Sans" fo:font-size="15pt" fo:font-style="normal" fo:font-weight="bold" officeooo:rsid="001de701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5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name-asian="Ari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weight-complex="normal"/>
    </style:style>
    <style:style style:name="T19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0" style:family="text">
      <style:text-properties fo:color="#000000" fo:font-size="10pt" style:font-size-asian="10pt" style:font-name-complex="Times New Roman" style:font-size-complex="10pt"/>
    </style:style>
    <style:style style:name="T21" style:family="text">
      <style:text-properties fo:color="#000000" fo:font-size="10pt" officeooo:rsid="0016d7d2" style:font-size-asian="10pt" style:font-name-complex="Times New Roman" style:font-size-complex="10pt"/>
    </style:style>
    <style:style style:name="T22" style:family="text">
      <style:text-properties fo:color="#000000" fo:font-size="10pt" officeooo:rsid="001de701" style:font-size-asian="10pt" style:font-name-complex="Times New Roman" style:font-size-complex="10pt"/>
    </style:style>
    <style:style style:name="T23" style:family="text">
      <style:text-properties fo:color="#000000" fo:font-size="10pt" officeooo:rsid="001e2217" style:font-size-asian="10pt" style:font-name-complex="Times New Roman" style:font-size-complex="10pt"/>
    </style:style>
    <style:style style:name="T24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5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6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d5f2a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7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e1d76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8" style:family="text">
      <style:text-properties fo:color="#000000" style:font-name="Arial2" officeooo:rsid="001d5f2a" style:font-name-complex="Arial3"/>
    </style:style>
    <style:style style:name="T29" style:family="text">
      <style:text-properties fo:color="#000000" style:font-name="Arial2" officeooo:rsid="00212286" style:font-name-complex="Arial3"/>
    </style:style>
    <style:style style:name="T30" style:family="text">
      <style:text-properties fo:color="#000000" style:font-name="Arial2" fo:font-size="10pt" officeooo:rsid="00212286" style:font-name-asian="Arial" style:font-size-asian="10pt" style:font-name-complex="Arial3" style:font-size-complex="10pt"/>
    </style:style>
    <style:style style:name="T31" style:family="text">
      <style:text-properties fo:color="#000000" style:font-name="Arial2" fo:font-size="10pt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32" style:family="text">
      <style:text-properties fo:color="#000000" style:font-name="Arial2" fo:font-size="10pt" style:text-underline-style="none" fo:font-weight="normal" officeooo:rsid="001e2217" style:font-name-asian="Arial" style:font-size-asian="10pt" style:font-weight-asian="normal" style:font-name-complex="Arial3" style:font-size-complex="10pt" style:font-weight-complex="normal"/>
    </style:style>
    <style:style style:name="T33" style:family="text">
      <style:text-properties fo:color="#000000" style:font-name="Arial2" fo:font-size="10pt" style:text-underline-style="none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34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5" style:family="text">
      <style:text-properties style:font-name="Arial" fo:font-weight="normal" officeooo:rsid="001de701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9"/>
      <text:p text:style-name="P10"><text:span text:style-name="Fonte_20_parág._20_padrão"><text:span text:style-name="T3"><text:s text:c="3"/></text:span></text:span></text:p>
      <text:p text:style-name="P14">Documento de Especificação de Caso de Uso </text:p>
      <text:p text:style-name="P15"/>
      <text:p text:style-name="P13"><text:span text:style-name="Fonte_20_parág._20_padrão"><text:span text:style-name="T10">GP– Gestão </text:span></text:span><text:span text:style-name="Fonte_20_parág._20_padrão"><text:span text:style-name="T11">de Pessoas</text:span></text:span></text:p>
      <text:p text:style-name="P15"/>
      <text:p text:style-name="P16"><text:span text:style-name="Fonte_20_parág._20_padrão"><text:span text:style-name="T13">UC</text:span></text:span><text:span text:style-name="Fonte_20_parág._20_padrão"><text:span text:style-name="T14">14</text:span></text:span><text:span text:style-name="Fonte_20_parág._20_padrão"><text:span text:style-name="T13"> – </text:span></text:span><text:span text:style-name="Fonte_20_parág._20_padrão"><text:span text:style-name="T26">C</text:span></text:span><text:span text:style-name="Fonte_20_parág._20_padrão"><text:span text:style-name="T27">riar Perfil Público</text:span></text:span></text:p>
      <text:p text:style-name="P15"><text:span text:style-name="Fonte_20_parág._20_padrão"><text:span text:style-name="T13"/></text:span></text:p>
      <text:h text:style-name="P24" text:outline-level="1"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-start text:name="__RefHeading__137_1511968741"/><text:bookmark text:name="_Ref89052436"/><text:span text:style-name="Fonte_20_parág._20_padrão"><text:span text:style-name="T12">Histórico</text:span></text:span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text:bookmark-end text:name="__RefHeading__137_151196874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2">13/04/2015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2">Beatriz Brito do Rêgo</text:p>
          </table:table-cell>
          <table:table-cell table:style-name="Tabela1.D1" office:value-type="string">
            <text:p text:style-name="P39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39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40"/>
          </table:table-cell>
        </table:table-row>
      </table:table>
      <text:section text:style-name="Sect1" text:name="Seção1">
        <text:p text:style-name="P4"/>
        <text:p text:style-name="P4"><text:bookmark-start text:name="_Ref439573339"/><text:bookmark-start text:name="_Ref418497390"/><text:span text:style-name="Fonte_20_parág._20_padrão"><text:span text:style-name="T15">Especificação de casos de uso</text:span></text:span></text:p>
        <text:list xml:id="list202640645818890099" text:style-name="WW8Num2">
          <text:list-item>
            <text:h text:style-name="P25" text:outline-level="1">Criar Perfil Público<text:bookmark-start text:name="__RefHeading__143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230_316480181"/><text:bookmark-start text:name="__RefHeading__141_1511968741"/><text:bookmark-start text:name="__RefHeading__97_349077762"/><text:bookmark-start text:name="__RefHeading__7641_1906137012"/><text:bookmark-start text:name="__RefHeading__252_309531963"/><text:bookmark-start text:name="__RefHeading__470_490762481"/><text:bookmark-start text:name="__RefHeading__450_1105478727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446_1105478727"/><text:bookmark-start text:name="__RefHeading__65_1275273786"/><text:bookmark-start text:name="__RefHeading__47_178789685"/></text:h>
            <text:list>
              <text:list-item>
                <text:h text:style-name="P27" text:outline-level="2"><text:bookmark-start text:name="__RefHeading__7645_1906137012"/><text:bookmark-start text:name="__RefHeading__101_349077762"/><text:bookmark-start text:name="__RefHeading__234_316480181"/><text:bookmark-start text:name="__RefHeading__147_1511968741"/><text:bookmark-start text:name="__RefHeading__256_309531963"/><text:bookmark-start text:name="__RefHeading__55_178789685"/><text:bookmark-start text:name="__RefHeading__73_1275273786"/><text:bookmark-start text:name="__RefHeading__478_490762481"/><text:bookmark-start text:name="__RefHeading__454_1105478727"/>Descrição</text:h>
              </text:list-item>
            </text:list>
          </text:list-item>
        </text:list>
        <text:p text:style-name="P18"><text:span text:style-name="Fonte_20_parág._20_padrão"><text:span text:style-name="T30">Estagiário cadastra informações para ter acesso ao sistema.</text:span></text:span></text:p>
        <text:list xml:id="list111717704455626" text:continue-numbering="true" text:style-name="WW8Num2">
          <text:list-item>
            <text:list>
              <text:list-item>
                <text:h text:style-name="P30" text:outline-level="2"><text:bookmark-start text:name="__RefHeading__260_309531963"/><text:bookmark-start text:name="__RefHeading__7647_1906137012"/><text:bookmark-start text:name="__RefHeading__103_349077762"/><text:bookmark-start text:name="__RefHeading__236_316480181"/><text:bookmark-start text:name="__RefHeading__149_1511968741"/><text:bookmark-start text:name="__RefHeading__57_178789685"/><text:bookmark-start text:name="__RefHeading__75_1275273786"/><text:bookmark-start text:name="__RefHeading__480_490762481"/><text:bookmark-start text:name="__RefHeading__456_1105478727"/><text:span text:style-name="T16">Atores</text:span><text:span text:style-name="Fonte_20_parág._20_padrão"><text:span text:style-name="T17"> </text:span></text:span><text:span text:style-name="T16">Envolvidos</text:span></text:h>
              </text:list-item>
            </text:list>
          </text:list-item>
        </text:list>
        <text:p text:style-name="P7"><text:bookmark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111716814284318" text:continue-numbering="true" text:style-name="WW8Num2">
          <text:list-item>
            <text:list>
              <text:list-item>
                <text:h text:style-name="P30" text:outline-level="2"><text:bookmark-start text:name="__RefHeading__105_349077762"/><text:bookmark-start text:name="__RefHeading__262_309531963"/><text:bookmark-start text:name="__RefHeading__151_1511968741"/><text:bookmark-start text:name="__RefHeading__7695_1906137012"/><text:bookmark-start text:name="__RefHeading__238_316480181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6">Fluxo</text:span><text:span text:style-name="Fonte_20_parág._20_padrão"><text:span text:style-name="T17"> </text:span></text:span><text:span text:style-name="T16">Básico Específico</text:span><text:span text:style-name="Fonte_20_parág._20_padrão"><text:span text:style-name="T17"> Visualizar Projetos </text:span></text:span><text:span text:style-name="T16">(</text:span><text:span text:style-name="Fonte_20_parág._20_padrão"><text:span text:style-name="T18">Happy</text:span></text:span><text:span text:style-name="Fonte_20_parág._20_padrão"><text:span text:style-name="T19"> </text:span></text:span><text:span text:style-name="Fonte_20_parág._20_padrão"><text:span text:style-name="T18">Day</text:span></text:span><text:span text:style-name="T16">)</text:span><text:bookmark-end text:name="_Ref162424072"/><text:span text:style-name="T16"> </text:span></text:h>
              </text:list-item>
            </text:list>
          </text:list-item>
        </text:list>
        <text:p text:style-name="P8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3077499031643893165" text:style-name="WW8Num15">
                <text:list-item>
                  <text:p text:style-name="P19"><text:span text:style-name="Fonte_20_parág._20_padrão"><text:span text:style-name="T21"><text:s text:c="2"/>Ator</text:span></text:span><text:span text:style-name="Fonte_20_parág._20_padrão"><text:span text:style-name="T20"> </text:span></text:span><text:span text:style-name="Fonte_20_parág._20_padrão"><text:span text:style-name="T22">escolhe a opção </text:span></text:span><text:span text:style-name="Fonte_20_parág._20_padrão"><text:span text:style-name="T23">cadastrar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1717477664287" text:continue-numbering="true" text:style-name="WW8Num15">
                <text:list-item>
                  <text:p text:style-name="P41"><text:span text:style-name="Fonte_20_parág._20_padrão"><text:span text:style-name="T5">Ator </text:span></text:span><text:span text:style-name="Fonte_20_parág._20_padrão"><text:span text:style-name="T7">informa </text:span></text:span><text:span text:style-name="Fonte_20_parág._20_padrão"><text:span text:style-name="T8">informações</text:span></text:span><text:span text:style-name="Fonte_20_parág._20_padrão"><text:span text:style-name="T7"> necessárias para o cadastro: </text:span></text:span><text:span text:style-name="Fonte_20_parág._20_padrão"><text:span text:style-name="T9">Nome, E-mail, </text:span></text:span><text:span text:style-name="Fonte_20_parág._20_padrão"><text:span text:style-name="T7">CPF e Senh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1716977671930" text:continue-numbering="true" text:style-name="WW8Num15">
                <text:list-item>
                  <text:p text:style-name="P21"><text:span text:style-name="Fonte_20_parág._20_padrão"><text:span text:style-name="T6">Ator </text:span></text:span><text:span text:style-name="Fonte_20_parág._20_padrão"><text:span text:style-name="T7">confirma a operaçã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1716373813113" text:continue-numbering="true" text:style-name="WW8Num15">
                <text:list-item>
                  <text:p text:style-name="P22"><text:span text:style-name="Fonte_20_parág._20_padrão"><text:span text:style-name="T6">Sistema </text:span></text:span><text:span text:style-name="Fonte_20_parág._20_padrão"><text:span text:style-name="T7">verifica as i</text:span></text:span><text:span text:style-name="Fonte_20_parág._20_padrão"><text:span text:style-name="T6">nformações d</text:span></text:span><text:span text:style-name="Fonte_20_parág._20_padrão"><text:span text:style-name="T7">o usuário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list xml:id="list111715749981174" text:continue-numbering="true" text:style-name="WW8Num15">
                <text:list-item>
                  <text:p text:style-name="P23"><text:span text:style-name="Fonte_20_parág._20_padrão"><text:span text:style-name="T6">Sistema </text:span></text:span><text:span text:style-name="Fonte_20_parág._20_padrão"><text:span text:style-name="T7">realiza o cadastro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ext:list xml:id="list111717222764456" text:continue-list="list111716814284318" text:style-name="WW8Num2">
          <text:list-item>
            <text:list>
              <text:list-item>
                <text:h text:style-name="P31" text:outline-level="2"><text:bookmark-start text:name="__RefHeading__7653_1906137012"/><text:bookmark-start text:name="__RefHeading__266_309531963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242_316480181"/><text:bookmark-start text:name="__RefHeading__155_1511968741"/><text:bookmark-start text:name="__RefHeading__109_349077762"/><text:bookmark text:name="_Ref305840747"/><text:bookmark text:name="_Ref89658577"/><text:bookmark text:name="_Ref83717314"/><text:bookmark text:name="_Ref89056686"/><text:span text:style-name="T16">Fluxos</text:span><text:span text:style-name="Fonte_20_parág._20_padrão"><text:span text:style-name="T17"> </text:span></text:span><text:span text:style-name="T16">Alternativos</text:span><text:bookmark-end text:name="__RefHeading__7653_1906137012"/><text:bookmark-end text:name="__RefHeading__266_309531963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242_316480181"/><text:bookmark-end text:name="__RefHeading__155_1511968741"/><text:bookmark-end text:name="__RefHeading__109_349077762"/></text:h>
              </text:list-item>
            </text:list>
          </text:list-item>
        </text:list>
        <text:p text:style-name="P36"><text:span text:style-name="Fonte_20_parág._20_padrão"><text:span text:style-name="T25"/></text:span></text:p>
        <table:table table:name="Tabela3" table:style-name="Tabela3">
          <table:table-column table:style-name="Tabela3.A"/>
          <text:soft-page-break/>
          <table:table-row table:style-name="Tabela3.1">
            <table:table-cell table:style-name="Tabela3.A1" office:value-type="string">
              <text:list xml:id="list111716292239254" text:continue-list="list111715749981174" text:style-name="WW8Num15">
                <text:list-item text:start-value="1">
                  <text:p text:style-name="P19"><text:span text:style-name="Fonte_20_parág._20_padrão"><text:span text:style-name="T21"><text:s text:c="2"/>Ator</text:span></text:span><text:span text:style-name="Fonte_20_parág._20_padrão"><text:span text:style-name="T20"> </text:span></text:span><text:span text:style-name="Fonte_20_parág._20_padrão"><text:span text:style-name="T22">escolhe a opção </text:span></text:span><text:span text:style-name="Fonte_20_parág._20_padrão"><text:span text:style-name="T23">cadastrar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11716509885923" text:continue-numbering="true" text:style-name="WW8Num15">
                <text:list-item>
                  <text:p text:style-name="P41"><text:span text:style-name="Fonte_20_parág._20_padrão"><text:span text:style-name="T5">Ator </text:span></text:span><text:span text:style-name="Fonte_20_parág._20_padrão"><text:span text:style-name="T7">informações necessárias para o cadastro: </text:span></text:span><text:span text:style-name="Fonte_20_parág._20_padrão"><text:span text:style-name="T9">Nome, E-mail, </text:span></text:span><text:span text:style-name="Fonte_20_parág._20_padrão"><text:span text:style-name="T7">CPF e Senha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11717176482289" text:continue-numbering="true" text:style-name="WW8Num15">
                <text:list-item>
                  <text:p text:style-name="P21"><text:span text:style-name="Fonte_20_parág._20_padrão"><text:span text:style-name="T6">Ator </text:span></text:span><text:span text:style-name="Fonte_20_parág._20_padrão"><text:span text:style-name="T7">confirma a operaçã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11716222529154" text:continue-numbering="true" text:style-name="WW8Num15">
                <text:list-item>
                  <text:p text:style-name="P22"><text:span text:style-name="Fonte_20_parág._20_padrão"><text:span text:style-name="T6">Sistema </text:span></text:span><text:span text:style-name="Fonte_20_parág._20_padrão"><text:span text:style-name="T7">verifica as i</text:span></text:span><text:span text:style-name="Fonte_20_parág._20_padrão"><text:span text:style-name="T6">nformações d</text:span></text:span><text:span text:style-name="Fonte_20_parág._20_padrão"><text:span text:style-name="T7">o usuário</text:span></text:span><text:span text:style-name="Fonte_20_parág._20_padrão"><text:span text:style-name="T4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11716779684186" text:continue-numbering="true" text:style-name="WW8Num15">
                <text:list-item>
                  <text:p text:style-name="P19"><text:span text:style-name="Fonte_20_parág._20_padrão"><text:span text:style-name="T21"><text:s text:c="2"/></text:span></text:span><text:span text:style-name="Fonte_20_parág._20_padrão"><text:span text:style-name="T23">Sistema invalida informações;</text:span></text:span></text:p>
                </text:list-item>
              </text:list>
            </table:table-cell>
          </table:table-row>
        </table:table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list xml:id="list111716476802817" text:continue-numbering="true" text:style-name="WW8Num15">
                <text:list-item>
                  <text:p text:style-name="P20"><text:span text:style-name="Fonte_20_parág._20_padrão"><text:span text:style-name="T21"><text:s text:c="2"/></text:span></text:span><text:span text:style-name="Fonte_20_parág._20_padrão"><text:span text:style-name="T22">Sistema </text:span></text:span><text:span text:style-name="Fonte_20_parág._20_padrão"><text:span text:style-name="T23">não realiza o cadastro</text:span></text:span></text:p>
                </text:list-item>
              </text:list>
            </table:table-cell>
          </table:table-row>
        </table:table>
        <text:list xml:id="list111715993635764" text:continue-list="list111717222764456" text:style-name="WW8Num2">
          <text:list-item>
            <text:list>
              <text:list-item>
                <text:h text:style-name="P32" text:outline-level="2"><text:bookmark-start text:name="__RefHeading__111_349077762"/><text:bookmark-start text:name="__RefHeading__268_309531963"/><text:bookmark-start text:name="__RefHeading__7697_1906137012"/><text:bookmark-start text:name="__RefHeading__244_316480181"/><text:bookmark-start text:name="__RefHeading__157_1511968741"/><text:span text:style-name="Fonte_20_parág._20_padrão"><text:span text:style-name="T24">Fluxos de Exceção</text:span></text:span><text:bookmark-end text:name="__RefHeading__111_349077762"/><text:bookmark-end text:name="__RefHeading__268_309531963"/><text:bookmark-end text:name="__RefHeading__7697_1906137012"/><text:bookmark-end text:name="__RefHeading__244_316480181"/><text:bookmark-end text:name="__RefHeading__157_1511968741"/></text:h>
              </text:list-item>
            </text:list>
          </text:list-item>
        </text:list>
        <text:p text:style-name="P17">Não se aplica</text:p>
        <text:list xml:id="list111716819787839" text:continue-numbering="true" text:style-name="WW8Num2">
          <text:list-item>
            <text:list>
              <text:list-item>
                <text:h text:style-name="P28" text:outline-level="2">Pré-Condições</text:h>
                <text:h text:style-name="P33" text:outline-level="2"><text:span text:style-name="Fonte_20_parág._20_padrão"><text:span text:style-name="T33">Usuário não precisa está logado no sistem</text:span></text:span><text:span text:style-name="Fonte_20_parág._20_padrão"><text:span text:style-name="T32">a.</text:span></text:span></text:h>
                <text:h text:style-name="P33" text:outline-level="2"><text:span text:style-name="Fonte_20_parág._20_padrão"><text:span text:style-name="T31">Inicialização do sistema.</text:span></text:span></text:h>
              </text:list-item>
            </text:list>
          </text:list-item>
        </text:list>
        <text:p text:style-name="P6"><text:bookmark-start text:name="__RefHeading__7720_1906137012"/><text:span text:style-name="Fonte_20_parág._20_padrão"><text:span text:style-name="T34">Para que o caso de uso seja iniciado é necessário que o </text:span></text:span><text:span text:style-name="Fonte_20_parág._20_padrão"><text:span text:style-name="T35">sistema esteja sendo inicializado.</text:span></text:span><text:span text:style-name="Fonte_20_parág._20_padrão"><text:span text:style-name="T34"> </text:span></text:span><text:bookmark-end text:name="__RefHeading__7720_1906137012"/></text:p>
        <text:list xml:id="list111715940837583" text:continue-numbering="true" text:style-name="WW8Num2">
          <text:list-item>
            <text:list>
              <text:list-item>
                <text:h text:style-name="P29" text:outline-level="2"><text:bookmark-start text:name="__RefHeading__274_309531963"/><text:bookmark-start text:name="__RefHeading__7661_1906137012"/><text:bookmark-start text:name="__RefHeading__494_490762481"/><text:bookmark-start text:name="__RefHeading__470_1105478727"/><text:bookmark-start text:name="__RefHeading__71_178789685"/><text:bookmark-start text:name="__RefHeading__117_349077762"/><text:bookmark-start text:name="__RefHeading__250_316480181"/><text:bookmark-start text:name="__RefHeading__163_1511968741"/><text:bookmark-start text:name="__RefHeading__89_1275273786"/>Pós-Condições<text:bookmark-end text:name="__RefHeading__274_309531963"/><text:bookmark-end text:name="__RefHeading__7661_1906137012"/><text:bookmark-end text:name="__RefHeading__494_490762481"/><text:bookmark-end text:name="__RefHeading__470_1105478727"/><text:bookmark-end text:name="__RefHeading__71_178789685"/><text:bookmark-end text:name="__RefHeading__117_349077762"/><text:bookmark-end text:name="__RefHeading__250_316480181"/><text:bookmark-end text:name="__RefHeading__163_1511968741"/><text:bookmark-end text:name="__RefHeading__89_1275273786"/></text:h>
              </text:list-item>
            </text:list>
          </text:list-item>
        </text:list>
        <text:p text:style-name="P5"><text:span text:style-name="T28">O estagiário é </text:span><text:span text:style-name="T29">cadastrado no perfil público.</text:span></text:p>
        <text:list xml:id="list111716004260098" text:continue-numbering="true" text:style-name="WW8Num2">
          <text:list-item>
            <text:h text:style-name="P26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35"><text:span text:style-name="T16">Não</text:span><text:span text:style-name="Fonte_20_parág._20_padrão"><text:span text:style-name="T17"> </text:span></text:span><text:span text:style-name="T16">se</text:span><text:span text:style-name="Fonte_20_parág._20_padrão"><text:span text:style-name="T17"> </text:span></text:span><text:span text:style-name="T16">aplica</text:span></text:p>
        <text:list xml:id="list111716625757871" text:continue-numbering="true" text:style-name="WW8Num2">
          <text:list-item>
            <text:list>
              <text:list-item>
                <text:list>
                  <text:list-item>
                    <text:h text:style-name="P34" text:outline-level="3"><text:bookmark-start text:name="__RefHeading__167_1511968741"/><text:bookmark-start text:name="__RefHeading__278_309531963"/><text:bookmark-start text:name="__RefHeading__7665_1906137012"/><text:bookmark-start text:name="__RefHeading__121_349077762"/><text:bookmark-start text:name="__RefHeading__254_316480181"/><text:span text:style-name="T16">Pontos</text:span><text:span text:style-name="Fonte_20_parág._20_padrão"><text:span text:style-name="T17"> </text:span></text:span><text:span text:style-name="T16">de</text:span><text:span text:style-name="Fonte_20_parág._20_padrão"><text:span text:style-name="T17"> </text:span></text:span><text:span text:style-name="T16">Inclusão</text:span><text:bookmark-end text:name="__RefHeading__167_1511968741"/><text:bookmark-end text:name="__RefHeading__278_309531963"/><text:bookmark-end text:name="__RefHeading__7665_1906137012"/><text:bookmark-end text:name="__RefHeading__121_349077762"/><text:bookmark-end text:name="__RefHeading__254_316480181"/></text:h>
                  </text:list-item>
                </text:list>
              </text:list-item>
            </text:list>
          </text:list-item>
        </text:list>
        <text:p text:style-name="P35"><text:span text:style-name="T16">Não</text:span><text:span text:style-name="Fonte_20_parág._20_padrão"><text:span text:style-name="T17"> </text:span></text:span><text:span text:style-name="T16">se</text:span><text:span text:style-name="Fonte_20_parág._20_padrão"><text:span text:style-name="T17"> </text:span></text:span><text:span text:style-name="T16">aplica</text:span></text:p>
        <text:list xml:id="list111716059521527" text:continue-numbering="true" text:style-name="WW8Num2">
          <text:list-item>
            <text:list>
              <text:list-item>
                <text:list>
                  <text:list-item>
                    <text:h text:style-name="P34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6">Pontos</text:span><text:span text:style-name="Fonte_20_parág._20_padrão"><text:span text:style-name="T17"> </text:span></text:span><text:span text:style-name="T16">de</text:span><text:span text:style-name="Fonte_20_parág._20_padrão"><text:span text:style-name="T17"> </text:span></text:span><text:span text:style-name="T16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7"><text:bookmark-end text:name="_Ref439573339"/><text:bookmark-end text:name="_Ref418497390"/><text:bookmark-end text:name="__RefHeading__470_490762481"/><text:bookmark-end text:name="__RefHeading__450_1105478727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446_1105478727"/><text:bookmark-end text:name="__RefHeading__65_1275273786"/><text:bookmark-end text:name="__RefHeading__47_178789685"/><text:bookmark-end text:name="__RefHeading__55_178789685"/><text:bookmark-end text:name="__RefHeading__73_1275273786"/><text:bookmark-end text:name="__RefHeading__478_490762481"/><text:bookmark-end text:name="__RefHeading__454_1105478727"/><text:bookmark-end text:name="__RefHeading__57_178789685"/><text:bookmark-end text:name="__RefHeading__75_1275273786"/><text:bookmark-end text:name="__RefHeading__480_490762481"/><text:bookmark-end text:name="__RefHeading__456_1105478727"/><text:bookmark-end text:name="__RefHeading__59_178789685"/><text:bookmark-end text:name="__RefHeading__458_1105478727"/><text:bookmark-end text:name="__RefHeading__482_490762481"/><text:bookmark-end text:name="__RefHeading__77_1275273786"/>Não se aplica<text:bookmark-end text:name="__RefHeading__143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230_316480181"/><text:bookmark-end text:name="__RefHeading__141_1511968741"/><text:bookmark-end text:name="__RefHeading__97_349077762"/><text:bookmark-end text:name="__RefHeading__7641_1906137012"/><text:bookmark-end text:name="__RefHeading__252_309531963"/><text:bookmark-end text:name="__RefHeading__7645_1906137012"/><text:bookmark-end text:name="__RefHeading__101_349077762"/><text:bookmark-end text:name="__RefHeading__234_316480181"/><text:bookmark-end text:name="__RefHeading__147_1511968741"/><text:bookmark-end text:name="__RefHeading__256_309531963"/><text:bookmark-end text:name="__RefHeading__260_309531963"/><text:bookmark-end text:name="__RefHeading__7647_1906137012"/><text:bookmark-end text:name="__RefHeading__103_349077762"/><text:bookmark-end text:name="__RefHeading__236_316480181"/><text:bookmark-end text:name="__RefHeading__149_1511968741"/><text:bookmark-end text:name="__RefHeading__105_349077762"/><text:bookmark-end text:name="__RefHeading__262_309531963"/><text:bookmark-end text:name="__RefHeading__151_1511968741"/><text:bookmark-end text:name="__RefHeading__7695_1906137012"/><text:bookmark-end text:name="__RefHeading__238_31648018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3T11:17:15.639479384</dc:date>
    <meta:print-date>2007-05-07T23:41:00</meta:print-date>
    <meta:editing-cycles>32</meta:editing-cycles>
    <meta:editing-duration>PT1H33M37S</meta:editing-duration>
    <meta:generator>LibreOffice/4.2.7.2$Linux_X86_64 LibreOffice_project/420m0$Build-2</meta:generator>
    <meta:document-statistic meta:table-count="5" meta:image-count="2" meta:object-count="0" meta:page-count="2" meta:paragraph-count="47" meta:word-count="211" meta:character-count="1389" meta:non-whitespace-character-count="114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